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pitch="fixed" style:name="Courier 10 Pitch" svg:font-family="'Courier 10 Pitch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17.59cm" table:align="margins"/>
    </style:style>
    <style:style style:family="table-column" style:name="Таблица2.A">
      <style:table-column-properties style:column-width="8.795cm" style:rel-column-width="32767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97cm"/>
    </style:style>
    <style:style style:family="table-cell" style:name="Таблица2.B1">
      <style:table-cell-properties fo:border="0.05pt solid #000000" fo:padding="0.097cm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97cm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97cm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97cm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97cm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97cm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97cm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9a041" officeooo:rsid="0009a041"/>
    </style:style>
    <style:style style:family="paragraph" style:name="P2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3" style:parent-style-name="Title">
      <style:text-properties officeooo:paragraph-rsid="0009a041" officeooo:rsid="0009a041"/>
    </style:style>
    <style:style style:family="paragraph" style:name="P4" style:parent-style-name="Table_20_Contents">
      <style:paragraph-properties fo:text-align="center" style:justify-single-word="false"/>
    </style:style>
    <style:style style:family="paragraph" style:name="P5" style:parent-style-name="Table_20_Contents">
      <style:paragraph-properties fo:text-align="center" style:justify-single-word="false"/>
      <style:text-properties officeooo:paragraph-rsid="000d7e62" officeooo:rsid="000d7e62"/>
    </style:style>
    <style:style style:family="paragraph" style:name="P6" style:parent-style-name="Table_20_Contents">
      <style:paragraph-properties fo:text-align="center" style:justify-single-word="false"/>
      <style:text-properties officeooo:paragraph-rsid="000da202" officeooo:rsid="000da202"/>
    </style:style>
    <style:style style:family="paragraph" style:name="P7" style:parent-style-name="Text_20_body">
      <style:paragraph-properties fo:margin-bottom="0cm" fo:margin-top="0cm" style:contextual-spacing="false"/>
      <style:text-properties fo:font-size="12pt" officeooo:paragraph-rsid="0009a041" officeooo:rsid="0026fbc9" style:font-size-asian="12pt" style:font-size-complex="12pt"/>
    </style:style>
    <style:style style:family="paragraph" style:name="P8" style:parent-style-name="Text_20_body">
      <style:paragraph-properties fo:margin-bottom="0cm" fo:margin-top="0cm" style:contextual-spacing="false"/>
      <style:text-properties fo:font-size="12pt" officeooo:paragraph-rsid="00111f6b" officeooo:rsid="00111f6b" style:font-size-asian="12pt" style:font-size-complex="12pt"/>
    </style:style>
    <style:style style:family="paragraph" style:name="P9" style:parent-style-name="Text_20_body">
      <style:paragraph-properties fo:margin-bottom="0cm" fo:margin-top="0cm" style:contextual-spacing="false"/>
      <style:text-properties fo:font-size="12pt" officeooo:paragraph-rsid="0009a041" officeooo:rsid="0026fbc9" style:font-size-asian="12pt" style:font-size-complex="12pt"/>
    </style:style>
    <style:style style:family="paragraph" style:name="P10" style:parent-style-name="Text_20_body">
      <style:paragraph-properties fo:margin-bottom="0cm" fo:margin-top="0cm" style:contextual-spacing="false"/>
      <style:text-properties fo:font-size="12pt" officeooo:paragraph-rsid="001299ee" officeooo:rsid="001299ee" style:font-size-asian="12pt" style:font-size-complex="12pt"/>
    </style:style>
    <style:style style:family="paragraph" style:name="P11" style:parent-style-name="Heading_20_1">
      <style:paragraph-properties fo:margin-bottom="0cm" fo:margin-top="0cm" fo:text-align="center" style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2" style:parent-style-name="Heading_20_4">
      <style:paragraph-properties fo:margin-bottom="0cm" fo:margin-top="0cm" style:contextual-spacing="false"/>
      <style:text-properties fo:font-size="12pt" officeooo:paragraph-rsid="0009a041" officeooo:rsid="0026fbc9" style:font-size-asian="12pt" style:font-size-complex="12pt"/>
    </style:style>
    <style:style style:family="paragraph" style:name="P13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14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15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16" style:parent-style-name="Table_20_Contents">
      <style:text-properties fo:background-color="#ffff00"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17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18" style:parent-style-name="Table_20_Contents">
      <style:text-properties fo:font-size="12pt" fo:font-style="italic" fo:font-weight="bold" officeooo:paragraph-rsid="001299ee" officeooo:rsid="001299ee" style:font-size-asian="12pt" style:font-size-complex="12pt" style:font-style-asian="italic" style:font-style-complex="italic" style:font-weight-asian="bold" style:font-weight-complex="bold"/>
    </style:style>
    <style:style style:family="text" style:name="T1">
      <style:text-properties style:font-name="Courier 10 Pitch"/>
    </style:style>
    <style:style style:family="text" style:name="T2">
      <style:text-properties officeooo:rsid="000c1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1">Документ</text:h>
      <text:h text:outline-level="4" text:style-name="P12"/>
      <text:p text:style-name="P10">Данные пример демонстрирует работу скрипта с ODT документами. Данные беруться из CSV таблицы.</text:p>
      <text:p text:style-name="P7"/>
      <text:p text:style-name="P10"/>
      <text:p text:style-name="P7"/>
      <text:h text:outline-level="1" text:style-name="Heading_20_1">Документы</text:h>
      <text:p text:style-name="P10"/>
      <text:h text:outline-level="2" text:style-name="Heading_20_2">План сертификаци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PSAC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01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3</text:p>
          </table:table-cell>
        </table:table-row>
      </table:table>
      <text:p text:style-name="P10"/>
      <text:p text:style-name="P10"/>
      <text:h text:outline-level="2" text:style-name="Heading_20_2">План разработк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D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2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02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4</text:p>
          </table:table-cell>
        </table:table-row>
      </table:table>
      <text:p text:style-name="P10"/>
      <text:p text:style-name="P10"/>
      <text:h text:outline-level="2" text:style-name="Heading_20_2">План верификаци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V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3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03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5</text:p>
          </table:table-cell>
        </table:table-row>
      </table:table>
      <text:p text:style-name="P10"/>
      <text:p text:style-name="P10"/>
      <text:h text:outline-level="2" text:style-name="Heading_20_2">План управления конфигурацией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CM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4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0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6</text:p>
          </table:table-cell>
        </table:table-row>
      </table:table>
      <text:p text:style-name="P10"/>
      <text:p text:style-name="P10"/>
      <text:h text:outline-level="2" text:style-name="Heading_20_2">План гарантии качества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QA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5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АЗПП.123333 92 05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7</text:p>
          </table:table-cell>
        </table:table-row>
      </table:table>
      <text:p text:style-name="P10"/>
      <text:p text:style-name="P10"/>
      <text:h text:outline-level="2" text:style-name="Heading_20_2">Стандарт на разработку требований к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RS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6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СТО СМК 04-201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8</text:p>
          </table:table-cell>
        </table:table-row>
      </table:table>
      <text:p text:style-name="P10"/>
      <text:p text:style-name="P10"/>
      <text:h text:outline-level="2" text:style-name="Heading_20_2">Стандарт на проектирование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DS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7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СТО СМК 05-201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29</text:p>
          </table:table-cell>
        </table:table-row>
      </table:table>
      <text:p text:style-name="P10"/>
      <text:p text:style-name="P10"/>
      <text:h text:outline-level="2" text:style-name="Heading_20_2">Стандарт на кодирование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CS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8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СТО СМК 06-201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0</text:p>
          </table:table-cell>
        </table:table-row>
      </table:table>
      <text:p text:style-name="P10"/>
      <text:p text:style-name="P10"/>
      <text:h text:outline-level="2" text:style-name="Heading_20_2">Требования к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R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9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09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1</text:p>
          </table:table-cell>
        </table:table-row>
      </table:table>
      <text:p text:style-name="P10"/>
      <text:p text:style-name="P10"/>
      <text:h text:outline-level="2" text:style-name="Heading_20_2">Описание проекта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D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0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0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2</text:p>
          </table:table-cell>
        </table:table-row>
      </table:table>
      <text:p text:style-name="P10"/>
      <text:p text:style-name="P10"/>
      <text:h text:outline-level="2" text:style-name="Heading_20_2">Исходный код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SC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1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1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3</text:p>
          </table:table-cell>
        </table:table-row>
      </table:table>
      <text:p text:style-name="P10"/>
      <text:p text:style-name="P10"/>
      <text:h text:outline-level="2" text:style-name="Heading_20_2">Исполняемый объектный код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OC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2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2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4</text:p>
          </table:table-cell>
        </table:table-row>
      </table:table>
      <text:p text:style-name="P10"/>
      <text:p text:style-name="P10"/>
      <text:h text:outline-level="2" text:style-name="Heading_20_2">Примеры и процедуры верификаци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VC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3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3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5</text:p>
          </table:table-cell>
        </table:table-row>
      </table:table>
      <text:p text:style-name="P10"/>
      <text:p text:style-name="P10"/>
      <text:h text:outline-level="2" text:style-name="Heading_20_2">Результаты верификаци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VR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4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6</text:p>
          </table:table-cell>
        </table:table-row>
      </table:table>
      <text:p text:style-name="P10"/>
      <text:p text:style-name="P10"/>
      <text:h text:outline-level="2" text:style-name="Heading_20_2">Каталог среды жизненного цикла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ECI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5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5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7</text:p>
          </table:table-cell>
        </table:table-row>
      </table:table>
      <text:p text:style-name="P10"/>
      <text:p text:style-name="P10"/>
      <text:h text:outline-level="2" text:style-name="Heading_20_2">Указатель конфигурации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CI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6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6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8</text:p>
          </table:table-cell>
        </table:table-row>
      </table:table>
      <text:p text:style-name="P10"/>
      <text:p text:style-name="P10"/>
      <text:h text:outline-level="2" text:style-name="Heading_20_2">Сообщения о проблемах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ER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7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7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39</text:p>
          </table:table-cell>
        </table:table-row>
      </table:table>
      <text:p text:style-name="P10"/>
      <text:p text:style-name="P10"/>
      <text:h text:outline-level="2" text:style-name="Heading_20_2">Протоколы УК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CMR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8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8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0</text:p>
          </table:table-cell>
        </table:table-row>
      </table:table>
      <text:p text:style-name="P10"/>
      <text:p text:style-name="P10"/>
      <text:h text:outline-level="2" text:style-name="Heading_20_2">Протоколы ГК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QAR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19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19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1</text:p>
          </table:table-cell>
        </table:table-row>
      </table:table>
      <text:p text:style-name="P10"/>
      <text:p text:style-name="P10"/>
      <text:h text:outline-level="2" text:style-name="Heading_20_2">Итоговое заключение о ПО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AS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КТ-178В/DO-178C п.11.20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0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2</text:p>
          </table:table-cell>
        </table:table-row>
      </table:table>
      <text:p text:style-name="P10"/>
      <text:p text:style-name="P10"/>
      <text:h text:outline-level="2" text:style-name="Heading_20_2">Данные трассировки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T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DO-178C п.11.21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1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3</text:p>
          </table:table-cell>
        </table:table-row>
      </table:table>
      <text:p text:style-name="P10"/>
      <text:p text:style-name="P10"/>
      <text:h text:outline-level="2" text:style-name="Heading_20_2">Данные файла конфигурации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SCF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DO-178C п.11.22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2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4</text:p>
          </table:table-cell>
        </table:table-row>
      </table:table>
      <text:p text:style-name="P10"/>
      <text:p text:style-name="P10"/>
      <text:h text:outline-level="2" text:style-name="Heading_20_2">Планы квалификации инструментов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IQP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DO-330, п.10.1.2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3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5</text:p>
          </table:table-cell>
        </table:table-row>
      </table:table>
      <text:p text:style-name="P10"/>
      <text:p text:style-name="P10"/>
      <text:h text:outline-level="2" text:style-name="Heading_20_2">Указатель конфигурации инструментов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ICI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DO-330, п.10.1.11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4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6</text:p>
          </table:table-cell>
        </table:table-row>
      </table:table>
      <text:p text:style-name="P10"/>
      <text:p text:style-name="P10"/>
      <text:h text:outline-level="2" text:style-name="Heading_20_2">Итоговое заключение по инструментам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IAS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DO-330, п.10.1.15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2 25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7</text:p>
          </table:table-cell>
        </table:table-row>
      </table:table>
      <text:p text:style-name="P10"/>
      <text:p text:style-name="P10"/>
      <text:h text:outline-level="2" text:style-name="Heading_20_2">Спецификация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GostSpec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ГОСТ 19.202-78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8</text:p>
          </table:table-cell>
        </table:table-row>
      </table:table>
      <text:p text:style-name="P10"/>
      <text:p text:style-name="P10"/>
      <text:h text:outline-level="2" text:style-name="Heading_20_2">Техническое задание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TZ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ГОСТ РВ 15.201-2003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№4-13-IX от «10.06.2013»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/>
          </table:table-cell>
        </table:table-row>
      </table:table>
      <text:p text:style-name="P10"/>
      <text:p text:style-name="P10"/>
      <text:h text:outline-level="2" text:style-name="Heading_20_2">Инструкция по загрузке</text:h>
      <table:table table:name="Таблица2" table:style-name="Таблица2">
        <table:table-column table:number-columns-repeated="2" table:style-name="Таблица2.A"/>
        <table:table-row>
          <table:table-cell office:value-type="string" table:style-name="Таблица2.A1">
            <text:p text:style-name="P13">Код</text:p>
          </table:table-cell>
          <table:table-cell office:value-type="string" table:style-name="Таблица2.B1">
            <text:p text:style-name="P15">InsLoad</text:p>
          </table:table-cell>
        </table:table-row>
        <table:table-row>
          <table:table-cell office:value-type="string" table:style-name="Таблица2.A2">
            <text:p text:style-name="P14">Стандарт</text:p>
          </table:table-cell>
          <table:table-cell office:value-type="string" table:style-name="Таблица2.B2">
            <text:p text:style-name="P16">---</text:p>
          </table:table-cell>
        </table:table-row>
        <table:table-row>
          <table:table-cell office:value-type="string" table:style-name="Таблица2.A3">
            <text:p text:style-name="P17">Децимальный номер</text:p>
          </table:table-cell>
          <table:table-cell office:value-type="string" table:style-name="Таблица2.B3">
            <text:p text:style-name="P18">РПАШ.00002 91 01</text:p>
          </table:table-cell>
        </table:table-row>
        <table:table-row>
          <table:table-cell office:value-type="string" table:style-name="Таблица2.A4">
            <text:p text:style-name="P17">Инвентарный номер</text:p>
          </table:table-cell>
          <table:table-cell office:value-type="string" table:style-name="Таблица2.B4">
            <text:p text:style-name="P18">1549</text:p>
          </table:table-cell>
        </table:table-row>
      </table:table>
      <text:p text:style-name="P10"/>
      <text:p text:style-name="P10"/>
      <text:p text:style-name="P2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pitch="fixed" style:name="Courier 10 Pitch" svg:font-family="'Courier 10 Pitch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style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style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style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 style:contextual-spacing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style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style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 style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7.94cm" fo:page-width="21.5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6-03-29T13:07:47.926844353</dc:date>
    <meta:editing-duration>PT24M24S</meta:editing-duration>
    <meta:editing-cycles>14</meta:editing-cycles>
    <meta:generator>LibreOffice/4.2.5.2$Linux_X86_64 LibreOffice_project/420m0$Build-2</meta:generator>
    <meta:document-statistic meta:table-count="1" meta:image-count="0" meta:object-count="0" meta:page-count="1" meta:paragraph-count="15" meta:word-count="51" meta:character-count="306" meta:non-whitespace-character-count="269"/>
  </office:meta>
</office:document-meta>
</file>